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8.491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8.491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style:min-row-height="2.605cm"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37">
      <style:paragraph-properties fo:margin-top="0.212cm" fo:margin-bottom="0.212cm" style:contextual-spacing="true" fo:line-height="100%"/>
    </style:style>
    <style:style style:name="P2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5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officeooo:rsid="00112ab7" officeooo:paragraph-rsid="00112ab7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officeooo:rsid="001130ef" officeooo:paragraph-rsid="001130ef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officeooo:rsid="0012e7f6" officeooo:paragraph-rsid="0012e7f6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.212cm" fo:margin-bottom="0.212cm" style:contextual-spacing="false" fo:line-height="100%"/>
    </style:style>
    <style:style style:name="P12" style:family="paragraph" style:parent-style-name="Standard">
      <style:paragraph-properties fo:margin-top="0.635cm" fo:margin-bottom="0.212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4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P1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font-size="11pt" officeooo:paragraph-rsid="0012e7f6" style:letter-kerning="false" style:font-size-asian="11pt" style:font-size-complex="11pt" style:language-complex="ar" style:country-complex="SA"/>
    </style:style>
    <style:style style:name="P1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font-size="11pt" officeooo:paragraph-rsid="001565eb" style:letter-kerning="false" style:font-size-asian="11pt" style:font-size-complex="11pt" style:language-complex="ar" style:country-complex="SA"/>
    </style:style>
    <style:style style:name="P1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font-size="11pt" officeooo:rsid="0012e7f6" officeooo:paragraph-rsid="0012e7f6" style:letter-kerning="false" style:font-size-asian="11pt" style:font-size-complex="11pt" style:language-complex="ar" style:country-complex="SA"/>
    </style:style>
    <style:style style:name="P1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font-size="11pt" officeooo:rsid="001565eb" officeooo:paragraph-rsid="001565eb" style:letter-kerning="false" style:font-size-asian="11pt" style:font-size-complex="11pt" style:language-complex="ar" style:country-complex="SA"/>
    </style:style>
    <style:style style:name="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" style:family="text">
      <style:text-properties fo:language="de" fo:country="DE" style:font-name-asian="Calibri1" style:font-name-complex="Calibri1"/>
    </style:style>
    <style:style style:name="T3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4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5" style:family="text">
      <style:text-properties fo:font-size="12pt" fo:language="de" fo:country="DE" fo:font-weight="bold" style:font-name-asian="Times New Roman1" style:font-size-asian="12pt" style:language-asian="de" style:country-asian="DE" style:font-weight-asian="bold" style:font-name-complex="Calibri1" style:font-size-complex="12pt"/>
    </style:style>
    <style:style style:name="T6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7" style:family="text">
      <style:text-properties style:font-name="Wingdings1" fo:language="de" fo:country="DE" style:font-name-asian="Wingdings2" style:language-asian="de" style:country-asian="DE" style:font-name-complex="Wingdings2" style:font-weight-complex="bold"/>
    </style:style>
    <style:style style:name="T8" style:family="text">
      <style:text-properties style:font-name="Wingdings1" fo:language="de" fo:country="DE" officeooo:rsid="0012e7f6" style:font-name-asian="Wingdings2" style:language-asian="de" style:country-asian="DE" style:font-name-complex="Wingdings2" style:font-weight-complex="bold"/>
    </style:style>
    <style:style style:name="T9" style:family="text">
      <style:text-properties fo:font-size="3pt" fo:language="de" fo:country="DE" style:font-name-asian="Times New Roman1" style:font-size-asian="3pt" style:language-asian="de" style:country-asian="DE" style:font-name-complex="Calibri1" style:font-size-complex="3pt" style:font-weight-complex="bold"/>
    </style:style>
    <style:style style:name="T10" style:family="text">
      <style:text-properties style:font-name="Calibri" fo:language="de" fo:country="DE" style:font-name-asian="Times New Roman1" style:language-asian="de" style:country-asian="DE" style:font-name-complex="Calibri1" style:font-weight-complex="bold"/>
    </style:style>
    <style:style style:name="T11" style:family="text">
      <style:text-properties style:font-name="Calibri" fo:language="de" fo:country="DE" officeooo:rsid="0012e7f6" style:font-name-asian="Times New Roman1" style:language-asian="de" style:country-asian="DE" style:font-name-complex="Calibri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6"><text:span text:style-name="T6">Übungen für die Klausur</text:span><text:span text:style-name="T6"/></text:p>
      <text:p text:style-name="P11" loext:marker-style-name="T5"><text:span text:style-name="T5">Ausdrücke und ihre Typen</text:span><text:span text:style-name="T5"/></text:p>
      <text:p text:style-name="P11" loext:marker-style-name="T3"><text:span text:style-name="T3">Entscheiden Sie jeweils, ob es sich um einen gültigen Ausdruck handelt: </text:span><text:span text:style-name="T3"/></text:p>
      <text:list text:style-name="WWNum37">
        <text:list-item>
          <text:p text:style-name="P1" loext:marker-style-name="T3"><text:span text:style-name="T3">Wenn ja: Geben Sie den Typ an.</text:span><text:span text:style-name="T3"/></text:p>
        </text:list-item>
        <text:list-item>
          <text:p text:style-name="P1" loext:marker-style-name="T3"><text:span text:style-name="T3">Wenn nicht: Erklären Sie, warum der Ausdruck ungültig ist.</text:span><text:span text:style-name="T3"/></text:p>
        </text:list-item>
      </text:list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5" loext:marker-style-name="T3"><text:span text:style-name="T3">Ausdruck</text:span><text:span text:style-name="T3"/></text:p>
          </table:table-cell>
          <table:table-cell table:style-name="Tabelle1.A1" office:value-type="string">
            <text:p text:style-name="P5" loext:marker-style-name="T3"><text:span text:style-name="T3">Gültigkeit / Typ</text:span><text:span text:style-name="T3"/></text:p>
          </table:table-cell>
        </table:table-row>
        <table:table-row table:style-name="Tabelle1.1">
          <table:table-cell table:style-name="Tabelle1.A2" office:value-type="string">
            <text:p text:style-name="P6" loext:marker-style-name="T3"><text:span text:style-name="T3">5 &gt; 3</text:span><text:span text:style-name="T3"/></text:p>
          </table:table-cell>
          <table:table-cell table:style-name="Tabelle1.B2" office:value-type="string">
            <text:p text:style-name="P7" loext:marker-style-name="T3">Bool</text:p>
          </table:table-cell>
        </table:table-row>
        <table:table-row table:style-name="Tabelle1.1">
          <table:table-cell table:style-name="Tabelle1.A3" office:value-type="string">
            <text:p text:style-name="P6" loext:marker-style-name="T3"><text:span text:style-name="T3">"Hello world"</text:span></text:p>
          </table:table-cell>
          <table:table-cell table:style-name="Tabelle1.B3" office:value-type="string">
            <text:p text:style-name="P8" loext:marker-style-name="T3">String</text:p>
          </table:table-cell>
        </table:table-row>
        <table:table-row table:style-name="Tabelle1.1">
          <table:table-cell table:style-name="Tabelle1.A4" office:value-type="string">
            <text:p text:style-name="P6" loext:marker-style-name="T3"><text:span text:style-name="T3">[(1, 1), (2, 3, 4)]</text:span><text:span text:style-name="T3"/></text:p>
          </table:table-cell>
          <table:table-cell table:style-name="Tabelle1.B4" office:value-type="string">
            <text:p text:style-name="P8" loext:marker-style-name="T3">Ungültig</text:p>
          </table:table-cell>
        </table:table-row>
        <table:table-row table:style-name="Tabelle1.1">
          <table:table-cell table:style-name="Tabelle1.A5" office:value-type="string">
            <text:p text:style-name="P6" loext:marker-style-name="T3"><text:span text:style-name="T3">([1, 2, 3], ['a', 'b', 'c'])</text:span></text:p>
          </table:table-cell>
          <table:table-cell table:style-name="Tabelle1.B5" office:value-type="string">
            <text:p text:style-name="P8" loext:marker-style-name="T3">([Int], [Char])</text:p>
          </table:table-cell>
        </table:table-row>
        <table:table-row table:style-name="Tabelle1.1">
          <table:table-cell table:style-name="Tabelle1.A6" office:value-type="string">
            <text:p text:style-name="P6" loext:marker-style-name="T3"><text:span text:style-name="T3">1 : [2, 3, 4]</text:span><text:span text:style-name="T3"/></text:p>
          </table:table-cell>
          <table:table-cell table:style-name="Tabelle1.B6" office:value-type="string">
            <text:p text:style-name="P8" loext:marker-style-name="T3">[Int]</text:p>
          </table:table-cell>
        </table:table-row>
        <table:table-row table:style-name="Tabelle1.1">
          <table:table-cell table:style-name="Tabelle1.A7" office:value-type="string">
            <text:p text:style-name="P6" loext:marker-style-name="T3"><text:span text:style-name="T3">1 ++ [2, 3, 4]</text:span><text:span text:style-name="T3"/></text:p>
          </table:table-cell>
          <table:table-cell table:style-name="Tabelle1.B7" office:value-type="string">
            <text:p text:style-name="P8" loext:marker-style-name="T3">Ungültig</text:p>
          </table:table-cell>
        </table:table-row>
      </table:table>
      <text:p text:style-name="P12" loext:marker-style-name="T5"><text:span text:style-name="T5">Funktionsauswertungen</text:span><text:span text:style-name="T5"/></text:p>
      <text:p text:style-name="P11" loext:marker-style-name="T3"><text:span text:style-name="T3">Geben Sie das Ergebnis folgender Funktionsaufrufe an:</text:span><text:span text:style-name="T3"/></text:p>
      <table:table table:name="Tabelle2" table:style-name="Tabelle2">
        <table:table-column table:style-name="Tabelle2.A" table:number-columns-repeated="2"/>
        <table:table-row table:style-name="Tabelle2.1">
          <table:table-cell table:style-name="Tabelle2.A1" office:value-type="string">
            <text:p text:style-name="P5" loext:marker-style-name="T3"><text:span text:style-name="T3">Ausdruck</text:span><text:span text:style-name="T3"/></text:p>
          </table:table-cell>
          <table:table-cell table:style-name="Tabelle2.A1" office:value-type="string">
            <text:p text:style-name="P5" loext:marker-style-name="T3"><text:span text:style-name="T3">Gültigkeit / Typ</text:span><text:span text:style-name="T3"/></text:p>
          </table:table-cell>
        </table:table-row>
        <table:table-row table:style-name="Tabelle2.1">
          <table:table-cell table:style-name="Tabelle2.A2" office:value-type="string">
            <text:p text:style-name="P6" loext:marker-style-name="T3"><text:span text:style-name="T3">map (+1) [2, 4, 5, 3, 8]</text:span><text:span text:style-name="T3"/></text:p>
          </table:table-cell>
          <table:table-cell table:style-name="Tabelle2.B2" office:value-type="string">
            <text:p text:style-name="P9" loext:marker-style-name="T3">[3, 4, 5, 4, 9]</text:p>
          </table:table-cell>
        </table:table-row>
        <table:table-row table:style-name="Tabelle2.1">
          <table:table-cell table:style-name="Tabelle2.A3" office:value-type="string">
            <text:p text:style-name="P6" loext:marker-style-name="T3"><text:span text:style-name="T3">filter (/= 6) [2, 5, 6, 7, 3, 7]</text:span><text:span text:style-name="T3"/></text:p>
          </table:table-cell>
          <table:table-cell table:style-name="Tabelle2.B3" office:value-type="string">
            <text:p text:style-name="P9" loext:marker-style-name="T3">[2, 5, 7, 3, 7]</text:p>
          </table:table-cell>
        </table:table-row>
        <table:table-row table:style-name="Tabelle2.1">
          <table:table-cell table:style-name="Tabelle2.A4" office:value-type="string">
            <text:p text:style-name="P6" loext:marker-style-name="T3"><text:span text:style-name="T3">all (/= 7) [1, 4, 6, 7]</text:span><text:span text:style-name="T3"/></text:p>
          </table:table-cell>
          <table:table-cell table:style-name="Tabelle2.B4" office:value-type="string">
            <text:p text:style-name="P9" loext:marker-style-name="T3">False</text:p>
          </table:table-cell>
        </table:table-row>
        <table:table-row table:style-name="Tabelle2.1">
          <table:table-cell table:style-name="Tabelle2.A5" office:value-type="string">
            <text:p text:style-name="P6" loext:marker-style-name="T3"><text:span text:style-name="T3">any (/= 7) [1, 4, 6, 7]</text:span><text:span text:style-name="T3"/></text:p>
          </table:table-cell>
          <table:table-cell table:style-name="Tabelle2.B5" office:value-type="string">
            <text:p text:style-name="P9" loext:marker-style-name="T3">True</text:p>
          </table:table-cell>
        </table:table-row>
        <table:table-row table:style-name="Tabelle2.1">
          <table:table-cell table:style-name="Tabelle2.A6" office:value-type="string">
            <text:p text:style-name="P6" loext:marker-style-name="T3"><text:span text:style-name="T3">dropWhile (/= 6) [2, 5, 6, 7, 3, 6]</text:span><text:span text:style-name="T3"/></text:p>
          </table:table-cell>
          <table:table-cell table:style-name="Tabelle2.B6" office:value-type="string">
            <text:p text:style-name="P9" loext:marker-style-name="T3">[6, 7, 3, 6]</text:p>
          </table:table-cell>
        </table:table-row>
      </table:table>
      <text:p text:style-name="P12" loext:marker-style-name="T5"><text:span text:style-name="T5">Funktionsauswertungen II</text:span><text:span text:style-name="T5"/></text:p>
      <text:p text:style-name="P11" loext:marker-style-name="T3"><text:span text:style-name="T3">Geben Sie für folgende Funktionsaufrufe alle Reduktions- und Berechnungsschritte an.</text:span><text:span text:style-name="T3"/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4" loext:marker-style-name="T3"><text:span text:style-name="T10">foldl (&amp;&amp;) True [False, True] → </text:span></text:p>
            <text:p text:style-name="P15" loext:marker-style-name="T3"><text:span text:style-name="T10">foldl (&amp;&amp;) </text:span><text:span text:style-name="T11">(True &amp;&amp; False)</text:span><text:span text:style-name="T10"> [True] → </text:span></text:p>
            <text:p text:style-name="P17" loext:marker-style-name="T3"><text:span text:style-name="T10">foldl (&amp;&amp;) ((True &amp;&amp; False) &amp;&amp; True) [] → </text:span></text:p>
            <text:p text:style-name="P9" loext:marker-style-name="T3">(True &amp;&amp; False) &amp;&amp; True → False</text:p>
          </table:table-cell>
        </table:table-row>
        <table:table-row table:style-name="Tabelle4.1">
          <table:table-cell table:style-name="Tabelle4.A1" office:value-type="string">
            <text:p text:style-name="P16" loext:marker-style-name="T3"><text:span text:style-name="T11">map (+1) [2, 3, 4]</text:span><text:span text:style-name="T8"> → </text:span></text:p>
            <text:p text:style-name="P18" loext:marker-style-name="T3"><text:span text:style-name="T11">[</text:span><text:span text:style-name="T10">x+1 | x ← [2, 3, 4]]</text:span><text:span text:style-name="T8"> → </text:span><text:span text:style-name="T11">[3, 4, 5]</text:span></text:p>
            <text:p text:style-name="P18" loext:marker-style-name="T3"><text:span text:style-name="T8"/></text:p>
            <text:p text:style-name="P15" loext:marker-style-name="T3"><text:soft-page-break/><text:span text:style-name="T11">m</text:span><text:span text:style-name="T10">ap (+1) [2, 3, 4]</text:span><text:span text:style-name="T7"> → </text:span></text:p>
            <text:p text:style-name="P15" loext:marker-style-name="T3"><text:span text:style-name="T11">(2+1) : m</text:span><text:span text:style-name="T10">ap (+1) [3, 4]</text:span><text:span text:style-name="T7"> → </text:span><text:span text:style-name="T10"><text:s/></text:span></text:p>
            <text:p text:style-name="P15" loext:marker-style-name="T3"><text:span text:style-name="T11">(2+1) : (3+1) : m</text:span><text:span text:style-name="T10">ap (+1) [4]</text:span><text:span text:style-name="T7"> → </text:span><text:span text:style-name="T10"><text:s/></text:span></text:p>
            <text:p text:style-name="P15" loext:marker-style-name="T3"><text:span text:style-name="T11">(2+1) : (3+1) : (4+1) : m</text:span><text:span text:style-name="T10">ap (+1) []</text:span><text:span text:style-name="T7"> → </text:span><text:span text:style-name="T10"><text:s/></text:span></text:p>
            <text:p text:style-name="P15" loext:marker-style-name="T3"><text:span text:style-name="T11">(2+1) : (3+1) : (4+1) : [] → [3, 4, 5]</text:span></text:p>
          </table:table-cell>
        </table:table-row>
      </table:table>
      <text:p text:style-name="P13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weight="normal" style:font-weight-asian="normal" style:font-weight-complex="bold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style:rel-width="100%" fo:margin-left="0.009cm" fo:margin-top="0cm" fo:margin-bottom="0cm" table:align="left" style:writing-mode="lr-tb"/>
    </style:style>
    <style:style style:name="Tabelle3.A" style:family="table-column">
      <style:table-column-properties style:column-width="4.246cm" style:rel-column-width="16370*"/>
    </style:style>
    <style:style style:name="Tabelle3.B" style:family="table-column">
      <style:table-column-properties style:column-width="8.35cm" style:rel-column-width="32191*"/>
    </style:style>
    <style:style style:name="Tabelle3.C" style:family="table-column">
      <style:table-column-properties style:column-width="4.403cm" style:rel-column-width="16974*"/>
    </style:style>
    <style:style style:name="Tabelle3.1" style:family="table-row">
      <style:table-row-properties style:min-row-height="0.882cm" fo:keep-together="auto"/>
    </style:style>
    <style:style style:name="Tabelle3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3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3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8</meta:editing-cycles>
    <meta:print-date>2022-04-26T17:24:00</meta:print-date>
    <meta:creation-date>2023-10-11T07:22:00</meta:creation-date>
    <dc:date>2023-10-11T14:55:35.261213946</dc:date>
    <meta:editing-duration>PT12M29S</meta:editing-duration>
    <meta:generator>LibreOffice/7.5.5.2$Linux_X86_64 LibreOffice_project/50$Build-2</meta:generator>
    <meta:document-statistic meta:table-count="4" meta:image-count="0" meta:object-count="0" meta:page-count="2" meta:paragraph-count="50" meta:word-count="249" meta:character-count="1194" meta:non-whitespace-character-count="985"/>
    <meta:user-defined meta:name="AppVersion">16.0000</meta:user-defined>
    <meta:template xlink:type="simple" xlink:actuate="onRequest" xlink:title="Normal.dotm" xlink:href=""/>
  </office:meta>
</office:document-meta>
</file>